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1bf63"/>
    </style:style>
    <style:style style:name="P2" style:family="paragraph" style:parent-style-name="Heading_20_3">
      <style:text-properties fo:font-style="italic" officeooo:paragraph-rsid="0011bf63" style:font-style-asian="italic" style:font-style-complex="italic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officeooo:rsid="0011bf6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5">Centro de Formación Profesional Ies joan Ramis i Ramis</text:span></text:h>
      <text:h text:style-name="P1" text:outline-level="3"><text:span text:style-name="Strong_20_Emphasis"><text:span text:style-name="T6">Certificado de Excelencia</text:span></text:span></text:h>
      <text:p text:style-name="Text_20_body"><text:span text:style-name="Strong_20_Emphasis"><text:span text:style-name="T6">Nos complace otorgar este diploma a:</text:span></text:span></text:p>
      <text:h text:style-name="Heading_20_3" text:outline-level="3"><text:span text:style-name="Strong_20_Emphasis"><text:span text:style-name="T3">[Nombre del Estudiante]</text:span></text:span></text:h>
      <text:p text:style-name="P5">En reconocimiento a su sobresaliente desempeño académico, dedicación ejemplar y esfuerzo incansable durante el año académico 2024-2025</text:p>
      <text:p text:style-name="Text_20_body"><text:span text:style-name="Strong_20_Emphasis"><text:span text:style-name="T4">¡Felicitaciones por tu arduo trabajo y por superar todos los desafíos! Has demostrado un nivel de excelencia que te distingue como el mejor alumno del SMX de 1º Curso. Estamos increíblemente orgullosos de tus logros y esperamos ver tus futuros éxitos.</text:span></text:span></text:p>
      <text:p text:style-name="Text_20_body"><text:span text:style-name="Strong_20_Emphasis"><text:span text:style-name="T4">Que este reconocimiento sea un testimonio de tu perseverancia y talento. Sigue adelante con la misma determinación y seguro alcanzarás grandes metas. ¡Enhorabuena y sigue brillando!</text:span></text:span></text:p>
      <text:p text:style-name="P5"/>
      <text:p text:style-name="P5"/>
      <text:p text:style-name="P5">Fecha: [Fecha]</text:p>
      <text:p text:style-name="P5">Firma: [Firma del Director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1:17.048729577</meta:creation-date>
    <dc:date>2024-11-19T09:32:50.689266758</dc:date>
    <meta:editing-duration>PT11M34S</meta:editing-duration>
    <meta:editing-cycles>1</meta:editing-cycles>
    <meta:document-statistic meta:table-count="0" meta:image-count="0" meta:object-count="0" meta:page-count="1" meta:paragraph-count="9" meta:word-count="111" meta:character-count="745" meta:non-whitespace-character-count="643"/>
    <meta:generator>LibreOffice/24.2.6.2$Linux_X86_64 LibreOffice_project/420$Build-2</meta:generator>
  </office:meta>
</office:document-meta>
</file>